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c0d" officeooo:paragraph-rsid="00083c0d"/>
    </style:style>
    <style:style style:name="P2" style:family="paragraph" style:parent-style-name="Standard">
      <style:paragraph-properties fo:text-align="start" style:justify-single-word="false"/>
      <style:text-properties officeooo:rsid="00083c0d" officeooo:paragraph-rsid="000e96f1"/>
    </style:style>
    <style:style style:name="P3" style:family="paragraph" style:parent-style-name="Standard">
      <style:text-properties officeooo:rsid="0009c849" officeooo:paragraph-rsid="00083c0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d4f3" officeooo:paragraph-rsid="000cd4f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cd4f3" officeooo:paragraph-rsid="000cd4f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e96f1" officeooo:paragraph-rsid="000e96f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474ab" officeooo:paragraph-rsid="001474a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6f305" officeooo:paragraph-rsid="0016f30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cd4f3" officeooo:paragraph-rsid="000cd4f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e96f1" officeooo:paragraph-rsid="000e96f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19c4e3" officeooo:paragraph-rsid="0019c4e3" style:font-weight-asian="bold" style:font-weight-complex="bold"/>
    </style:style>
    <style:style style:name="P13" style:family="paragraph" style:parent-style-name="Standard">
      <style:text-properties officeooo:paragraph-rsid="000e9780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9c849" officeooo:paragraph-rsid="0009c849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cd4f3" officeooo:paragraph-rsid="000cd4f3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text-underline-style="none" fo:font-weight="normal" officeooo:rsid="001474ab" officeooo:paragraph-rsid="001474ab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text-underline-style="none" fo:font-weight="normal" officeooo:rsid="0016f305" officeooo:paragraph-rsid="0016f30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e96f1" officeooo:paragraph-rsid="000e96f1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text-underline-style="none" fo:font-weight="normal" officeooo:rsid="0025bc7a" officeooo:paragraph-rsid="0025bc7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21e02f" officeooo:paragraph-rsid="0019c4e3" style:font-weight-asian="bold" style:font-weight-complex="bold"/>
    </style:style>
    <style:style style:name="P23" style:family="paragraph" style:parent-style-name="Standard">
      <style:text-properties style:text-line-through-style="none" style:text-line-through-type="none" style:text-underline-style="none" officeooo:rsid="00083c0d" officeooo:paragraph-rsid="00083c0d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25bc7a" officeooo:paragraph-rsid="0025bc7a" style:font-weight-asian="normal" style:font-weight-complex="normal"/>
    </style:style>
    <style:style style:name="P25" style:family="paragraph" style:parent-style-name="Standard">
      <style:text-properties officeooo:rsid="00083c0d" officeooo:paragraph-rsid="00083c0d"/>
    </style:style>
    <style:style style:name="P26" style:family="paragraph" style:parent-style-name="Standard">
      <style:text-properties officeooo:paragraph-rsid="00083c0d"/>
    </style:style>
    <style:style style:name="P27" style:family="paragraph" style:parent-style-name="Standard">
      <style:text-properties style:text-underline-style="solid" style:text-underline-width="auto" style:text-underline-color="font-color" officeooo:rsid="000bb754" officeooo:paragraph-rsid="000bb754"/>
    </style:style>
    <style:style style:name="P28" style:family="paragraph" style:parent-style-name="Standard">
      <style:text-properties officeooo:paragraph-rsid="000e9780"/>
    </style:style>
    <style:style style:name="T1" style:family="text">
      <style:text-properties officeooo:rsid="00083c0d"/>
    </style:style>
    <style:style style:name="T2" style:family="text">
      <style:text-properties officeooo:rsid="0009c849"/>
    </style:style>
    <style:style style:name="T3" style:family="text">
      <style:text-properties officeooo:rsid="000bb754"/>
    </style:style>
    <style:style style:name="T4" style:family="text">
      <style:text-properties officeooo:rsid="000e96f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74ab" style:font-weight-asian="bold" style:font-weight-complex="bold"/>
    </style:style>
    <style:style style:name="T7" style:family="text">
      <style:text-properties fo:font-weight="bold" officeooo:rsid="0025e156" style:font-weight-asian="bold" style:font-weight-complex="bold"/>
    </style:style>
    <style:style style:name="T8" style:family="text">
      <style:text-properties fo:color="#c9211e" fo:font-weight="bold" officeooo:rsid="001474ab" style:font-weight-asian="bold" style:font-weight-complex="bold"/>
    </style:style>
    <style:style style:name="T9" style:family="text">
      <style:text-properties fo:color="#c9211e" fo:font-weight="bold" officeooo:rsid="00151702" style:font-weight-asian="bold" style:font-weight-complex="bold"/>
    </style:style>
    <style:style style:name="T10" style:family="text">
      <style:text-properties fo:color="#c9211e" fo:font-weight="bold" officeooo:rsid="0016f305" style:font-weight-asian="bold" style:font-weight-complex="bold"/>
    </style:style>
    <style:style style:name="T11" style:family="text">
      <style:text-properties fo:color="#c9211e" fo:font-weight="bold" officeooo:rsid="00294496" style:font-weight-asian="bold" style:font-weight-complex="bold"/>
    </style:style>
    <style:style style:name="T12" style:family="text">
      <style:text-properties fo:color="#c9211e" style:text-line-through-style="solid" style:text-line-through-type="single" fo:font-weight="bold" officeooo:rsid="0009c849" style:font-weight-asian="bold" style:font-weight-complex="bold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officeooo:rsid="000e96f1"/>
    </style:style>
    <style:style style:name="T15" style:family="text">
      <style:text-properties style:text-line-through-style="solid" style:text-line-through-type="single" officeooo:rsid="0010af32"/>
    </style:style>
    <style:style style:name="T16" style:family="text">
      <style:text-properties style:text-line-through-style="solid" style:text-line-through-type="single" officeooo:rsid="0009c849"/>
    </style:style>
    <style:style style:name="T17" style:family="text">
      <style:text-properties officeooo:rsid="00151702"/>
    </style:style>
    <style:style style:name="T18" style:family="text">
      <style:text-properties officeooo:rsid="0018c389"/>
    </style:style>
    <style:style style:name="T19" style:family="text">
      <style:text-properties officeooo:rsid="001941d9"/>
    </style:style>
    <style:style style:name="T20" style:family="text">
      <style:text-properties officeooo:rsid="0019c4e3"/>
    </style:style>
    <style:style style:name="T21" style:family="text">
      <style:text-properties officeooo:rsid="001e0420"/>
    </style:style>
    <style:style style:name="T22" style:family="text">
      <style:text-properties officeooo:rsid="001f026a"/>
    </style:style>
    <style:style style:name="T23" style:family="text">
      <style:text-properties officeooo:rsid="00217471"/>
    </style:style>
    <style:style style:name="T24" style:family="text">
      <style:text-properties officeooo:rsid="00243fcc"/>
    </style:style>
    <style:style style:name="T25" style:family="text">
      <style:text-properties officeooo:rsid="0025bc7a"/>
    </style:style>
    <style:style style:name="T26" style:family="text">
      <style:text-properties officeooo:rsid="0025e156"/>
    </style:style>
    <style:style style:name="T27" style:family="text">
      <style:text-properties officeooo:rsid="002abbaf"/>
    </style:style>
    <style:style style:name="T28" style:family="text">
      <style:text-properties officeooo:rsid="002da5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I Powered Job Platform</text:p>
      <text:p text:style-name="P14"/>
      <text:p text:style-name="P14"/>
      <text:p text:style-name="P15">Let jobs find you!</text:p>
      <text:p text:style-name="P15"/>
      <text:p text:style-name="P4"/>
      <text:p text:style-name="P5">Features:</text:p>
      <text:p text:style-name="P5"/>
      <text:p text:style-name="P9">main: AI-<text:span text:style-name="T17">powered </text:span><text:s/>job search <text:span text:style-name="T17">engine, </text:span><text:span text:style-name="T24">cover letter generator, resume evaluator, and mock interviewer</text:span></text:p>
      <text:p text:style-name="P10"/>
      <text:p text:style-name="P6">Tools:</text:p>
      <text:p text:style-name="P6"/>
      <text:p text:style-name="P10"><text:span text:style-name="T24">mainly </text:span>LangChain <text:span text:style-name="T24">and its plugins and feature</text:span></text:p>
      <text:p text:style-name="P10"/>
      <text:p text:style-name="P10"/>
      <text:p text:style-name="P10"/>
      <text:p text:style-name="P12">Platform “Career Chat”:</text:p>
      <text:p text:style-name="P12"/>
      <text:p text:style-name="P12">All the features, cover letter writer, resume advisor, job search, will be part of the chat-bot.</text:p>
      <text:p text:style-name="P12">For example, the user may ask the bot to generate a cover letter, the cover letter generator should work in the background and the bot would hand it to the user.</text:p>
      <text:p text:style-name="P12">If the user asks to find a job, the job search engine should run in the background and look for a job. </text:p>
      <text:p text:style-name="P12">In other words, there will only be the chat-bot UI and all the interactions will be done through <text:span text:style-name="T23">the chat interface. </text:span></text:p>
      <text:p text:style-name="P22"/>
      <text:p text:style-name="P10"/>
      <text:p text:style-name="P7">Cover Letter Generator</text:p>
      <text:p text:style-name="P7"/>
      <text:list xml:id="list372805413" text:style-name="L1">
        <text:list-item>
          <text:p text:style-name="P16">What it is: User uploads his/her resume <text:span text:style-name="T25">and the cover letter generator will output a personalized cover letter. </text:span></text:p>
        </text:list-item>
      </text:list>
      <text:p text:style-name="P10"/>
      <text:p text:style-name="P7">Resume <text:span text:style-name="T20">Advisor</text:span></text:p>
      <text:p text:style-name="P7"/>
      <text:list xml:id="list2053072917" text:style-name="L2">
        <text:list-item>
          <text:p text:style-name="P17">What it is: <text:span text:style-name="T25">Evaluates the user resume for each field and outputs suggested rewrites</text:span></text:p>
        </text:list-item>
      </text:list>
      <text:p text:style-name="P11"/>
      <text:p text:style-name="P24">Mock interviewer:</text:p>
      <text:p text:style-name="P24"/>
      <text:list xml:id="list2647019050" text:style-name="L4">
        <text:list-item>
          <text:p text:style-name="P21">What it is: Agent helps user with mock interview questions which includes both hard skill and soft skill questions</text:p>
        </text:list-item>
      </text:list>
      <text:p text:style-name="P11"/>
      <text:p text:style-name="P8">Job Search Engine</text:p>
      <text:p text:style-name="P8"/>
      <text:list xml:id="list324697691" text:style-name="L3">
        <text:list-item>
          <text:p text:style-name="P19">What it is: a search engine powered by AI for matching people with job they want <text:span text:style-name="T27">and automates the job application process</text:span></text:p>
        </text:list-item>
      </text:list>
      <text:p text:style-name="P2"/>
      <text:p text:style-name="P1"><text:soft-page-break/></text:p>
      <text:p text:style-name="P27">Design</text:p>
      <text:p text:style-name="P1"/>
      <text:p text:style-name="P23"><text:span text:style-name="T5">FeatureStore </text:span><text:span text:style-name="T8">may not need this upon further consideration, since there isn’t much user specific feature </text:span><text:span text:style-name="T9">new </text:span><text:span text:style-name="T8">data to </text:span><text:span text:style-name="T10">train, a chat-bot will only need some buffer memory, which LangChain has build-in types</text:span><text:span text:style-name="T8"> </text:span></text:p>
      <text:p text:style-name="P23"><text:span text:style-name="T12"/></text:p>
      <text:p text:style-name="P26"><text:span text:style-name="T6">Vector Store (</text:span><text:span text:style-name="T7">Redis + Faiss for now</text:span><text:span text:style-name="T6">) </text:span><text:span text:style-name="T1">: </text:span><text:span text:style-name="T26">different knowledge bases that are converted to tools and used by <text:s/>different agents</text:span></text:p>
      <text:p text:style-name="P26"/>
      <text:p text:style-name="P26"/>
      <text:p text:style-name="P1"><text:span text:style-name="T5">ElasticSearch</text:span><text:span text:style-name="T8"> </text:span><text:span text:style-name="T11">+ BabyAGI or AutoGPT</text:span>: stores all job info <text:span text:style-name="T2">(constant update and retrieval of current job listings</text:span><text:span text:style-name="T3">) </text:span><text:span text:style-name="T28">and automatically upon user approval applies for the selected open positions</text:span></text:p>
      <text:p text:style-name="P1"/>
      <text:p text:style-name="P13"/>
      <text:p text:style-name="P13"/>
      <text:p text:style-name="P13"/>
      <text:p text:style-name="P1"/>
      <text:p text:style-name="P1"/>
      <text:p text:style-name="P3"/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3T10:38:42.124679717</meta:creation-date>
    <dc:date>2023-08-09T14:04:21.287788910</dc:date>
    <meta:editing-duration>PT1H9M29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292" meta:character-count="1724" meta:non-whitespace-character-count="1453"/>
  </office:meta>
</office:document-meta>
</file>